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5.982cm" svg:height="8.996cm" svg:x="14.263cm" svg:y="0.317cm">
            <draw:object draw:notify-on-update-of-ranges="'Hoja de datos'.A1:'Hoja de datos'.A1 'Hoja de datos'.A2:'Hoja de datos'.A11 'Hoja de datos'.B1:'Hoja de datos'.B1 'Hoja de datos'.B2:'Hoja de datos'.B11 'Hoja de datos'.C1:'Hoja de datos'.C1 'Hoja de datos'.C2:'Hoja de datos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1cm" svg:height="8.996cm" svg:x="18.982cm" svg:y="6.482cm">
            <draw:object draw:notify-on-update-of-ranges="'Hoja de datos'.A1:'Hoja de datos'.A1 'Hoja de datos'.A2:'Hoja de datos'.A11 'Hoja de datos'.D1:'Hoja de datos'.D1 'Hoja de datos'.D2:'Hoja de datos'.D11 'Hoja de datos'.E1:'Hoja de datos'.E1 'Hoja de datos'.E2:'Hoja de datos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1cm" svg:height="8.996cm" svg:x="0.273cm" svg:y="5.556cm">
            <draw:object draw:notify-on-update-of-ranges="'Hoja de datos'.A1:'Hoja de datos'.A1 'Hoja de datos'.A2:'Hoja de datos'.A11 'Hoja de datos'.F1:'Hoja de datos'.F1 'Hoja de datos'.F2:'Hoja de datos'.F11 'Hoja de datos'.G1:'Hoja de datos'.G1 'Hoja de datos'.G2:'Hoja de datos'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AsignacionesNormales</text:p>
          </table:table-cell>
          <table:table-cell table:style-name="ce1" office:value-type="string" calcext:value-type="string">
            <text:p>AsignacionesModificado</text:p>
          </table:table-cell>
          <table:table-cell table:style-name="ce1" office:value-type="string" calcext:value-type="string">
            <text:p>ComparacionesNormales</text:p>
          </table:table-cell>
          <table:table-cell table:style-name="ce1" office:value-type="string" calcext:value-type="string">
            <text:p>ComparacionesModificado</text:p>
          </table:table-cell>
          <table:table-cell table:style-name="ce1" office:value-type="string" calcext:value-type="string">
            <text:p>TiempoNormal</text:p>
          </table:table-cell>
          <table:table-cell table:style-name="ce1" office:value-type="string" calcext:value-type="string">
            <text:p>TiempoModificado</text:p>
          </table:table-cell>
          <table:table-cell table:number-columns-repeated="5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7860" calcext:value-type="float">
            <text:p>37860</text:p>
          </table:table-cell>
          <table:table-cell table:style-name="ce1" office:value-type="float" office:value="36701" calcext:value-type="float">
            <text:p>36701</text:p>
          </table:table-cell>
          <table:table-cell table:style-name="ce1" office:value-type="float" office:value="576436" calcext:value-type="float">
            <text:p>576436</text:p>
          </table:table-cell>
          <table:table-cell table:style-name="ce1" office:value-type="float" office:value="398023" calcext:value-type="float">
            <text:p>398023</text:p>
          </table:table-cell>
          <table:table-cell table:style-name="ce1" office:value-type="float" office:value="8181750" calcext:value-type="float">
            <text:p>8181750</text:p>
          </table:table-cell>
          <table:table-cell table:style-name="ce1" office:value-type="float" office:value="4448000" calcext:value-type="float">
            <text:p>4448000</text:p>
          </table:table-cell>
          <table:table-cell table:number-columns-repeated="57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78182" calcext:value-type="float">
            <text:p>78182</text:p>
          </table:table-cell>
          <table:table-cell table:style-name="ce1" office:value-type="float" office:value="76275" calcext:value-type="float">
            <text:p>76275</text:p>
          </table:table-cell>
          <table:table-cell table:style-name="ce1" office:value-type="float" office:value="1227833" calcext:value-type="float">
            <text:p>1227833</text:p>
          </table:table-cell>
          <table:table-cell table:style-name="ce1" office:value-type="float" office:value="851217" calcext:value-type="float">
            <text:p>851217</text:p>
          </table:table-cell>
          <table:table-cell table:style-name="ce1" office:value-type="float" office:value="3772000" calcext:value-type="float">
            <text:p>3772000</text:p>
          </table:table-cell>
          <table:table-cell table:style-name="ce1" office:value-type="float" office:value="2741900" calcext:value-type="float">
            <text:p>2741900</text:p>
          </table:table-cell>
          <table:table-cell table:number-columns-repeated="57"/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19568" calcext:value-type="float">
            <text:p>119568</text:p>
          </table:table-cell>
          <table:table-cell table:style-name="ce1" office:value-type="float" office:value="117052" calcext:value-type="float">
            <text:p>117052</text:p>
          </table:table-cell>
          <table:table-cell table:style-name="ce1" office:value-type="float" office:value="1892021" calcext:value-type="float">
            <text:p>1892021</text:p>
          </table:table-cell>
          <table:table-cell table:style-name="ce1" office:value-type="float" office:value="1341919" calcext:value-type="float">
            <text:p>1341919</text:p>
          </table:table-cell>
          <table:table-cell table:style-name="ce1" office:value-type="float" office:value="5817375" calcext:value-type="float">
            <text:p>5817375</text:p>
          </table:table-cell>
          <table:table-cell table:style-name="ce1" office:value-type="float" office:value="4145225" calcext:value-type="float">
            <text:p>4145225</text:p>
          </table:table-cell>
          <table:table-cell table:number-columns-repeated="57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61454" calcext:value-type="float">
            <text:p>161454</text:p>
          </table:table-cell>
          <table:table-cell table:style-name="ce1" office:value-type="float" office:value="157137" calcext:value-type="float">
            <text:p>157137</text:p>
          </table:table-cell>
          <table:table-cell table:style-name="ce1" office:value-type="float" office:value="2665859" calcext:value-type="float">
            <text:p>2665859</text:p>
          </table:table-cell>
          <table:table-cell table:style-name="ce1" office:value-type="float" office:value="1882259" calcext:value-type="float">
            <text:p>1882259</text:p>
          </table:table-cell>
          <table:table-cell table:style-name="ce1" office:value-type="float" office:value="7927425" calcext:value-type="float">
            <text:p>7927425</text:p>
          </table:table-cell>
          <table:table-cell table:style-name="ce1" office:value-type="float" office:value="5598775" calcext:value-type="float">
            <text:p>5598775</text:p>
          </table:table-cell>
          <table:table-cell table:number-columns-repeated="5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03928" calcext:value-type="float">
            <text:p>203928</text:p>
          </table:table-cell>
          <table:table-cell table:style-name="ce1" office:value-type="float" office:value="199815" calcext:value-type="float">
            <text:p>199815</text:p>
          </table:table-cell>
          <table:table-cell table:style-name="ce1" office:value-type="float" office:value="3379623" calcext:value-type="float">
            <text:p>3379623</text:p>
          </table:table-cell>
          <table:table-cell table:style-name="ce1" office:value-type="float" office:value="2419419" calcext:value-type="float">
            <text:p>2419419</text:p>
          </table:table-cell>
          <table:table-cell table:style-name="ce1" office:value-type="float" office:value="10027000" calcext:value-type="float">
            <text:p>10027000</text:p>
          </table:table-cell>
          <table:table-cell table:style-name="ce1" office:value-type="float" office:value="7189425" calcext:value-type="float">
            <text:p>7189425</text:p>
          </table:table-cell>
          <table:table-cell table:number-columns-repeated="57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46384" calcext:value-type="float">
            <text:p>246384</text:p>
          </table:table-cell>
          <table:table-cell table:style-name="ce1" office:value-type="float" office:value="239017" calcext:value-type="float">
            <text:p>239017</text:p>
          </table:table-cell>
          <table:table-cell table:style-name="ce1" office:value-type="float" office:value="4186372" calcext:value-type="float">
            <text:p>4186372</text:p>
          </table:table-cell>
          <table:table-cell table:style-name="ce1" office:value-type="float" office:value="2914645" calcext:value-type="float">
            <text:p>2914645</text:p>
          </table:table-cell>
          <table:table-cell table:style-name="ce1" office:value-type="float" office:value="12253475" calcext:value-type="float">
            <text:p>12253475</text:p>
          </table:table-cell>
          <table:table-cell table:style-name="ce1" office:value-type="float" office:value="8845325" calcext:value-type="float">
            <text:p>8845325</text:p>
          </table:table-cell>
          <table:table-cell table:number-columns-repeated="57"/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89651" calcext:value-type="float">
            <text:p>289651</text:p>
          </table:table-cell>
          <table:table-cell table:style-name="ce1" office:value-type="float" office:value="280570" calcext:value-type="float">
            <text:p>280570</text:p>
          </table:table-cell>
          <table:table-cell table:style-name="ce1" office:value-type="float" office:value="4905277" calcext:value-type="float">
            <text:p>4905277</text:p>
          </table:table-cell>
          <table:table-cell table:style-name="ce1" office:value-type="float" office:value="3628186" calcext:value-type="float">
            <text:p>3628186</text:p>
          </table:table-cell>
          <table:table-cell table:style-name="ce1" office:value-type="float" office:value="14568500" calcext:value-type="float">
            <text:p>14568500</text:p>
          </table:table-cell>
          <table:table-cell table:style-name="ce1" office:value-type="float" office:value="10532875" calcext:value-type="float">
            <text:p>10532875</text:p>
          </table:table-cell>
          <table:table-cell table:number-columns-repeated="57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33212" calcext:value-type="float">
            <text:p>333212</text:p>
          </table:table-cell>
          <table:table-cell table:style-name="ce1" office:value-type="float" office:value="325403" calcext:value-type="float">
            <text:p>325403</text:p>
          </table:table-cell>
          <table:table-cell table:style-name="ce1" office:value-type="float" office:value="5737186" calcext:value-type="float">
            <text:p>5737186</text:p>
          </table:table-cell>
          <table:table-cell table:style-name="ce1" office:value-type="float" office:value="4068143" calcext:value-type="float">
            <text:p>4068143</text:p>
          </table:table-cell>
          <table:table-cell table:style-name="ce1" office:value-type="float" office:value="17171875" calcext:value-type="float">
            <text:p>17171875</text:p>
          </table:table-cell>
          <table:table-cell table:style-name="ce1" office:value-type="float" office:value="12335275" calcext:value-type="float">
            <text:p>12335275</text:p>
          </table:table-cell>
          <table:table-cell table:number-columns-repeated="57"/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376682" calcext:value-type="float">
            <text:p>376682</text:p>
          </table:table-cell>
          <table:table-cell table:style-name="ce1" office:value-type="float" office:value="372028" calcext:value-type="float">
            <text:p>372028</text:p>
          </table:table-cell>
          <table:table-cell table:style-name="ce1" office:value-type="float" office:value="6349094" calcext:value-type="float">
            <text:p>6349094</text:p>
          </table:table-cell>
          <table:table-cell table:style-name="ce1" office:value-type="float" office:value="4403310" calcext:value-type="float">
            <text:p>4403310</text:p>
          </table:table-cell>
          <table:table-cell table:style-name="ce1" office:value-type="float" office:value="18940900" calcext:value-type="float">
            <text:p>18940900</text:p>
          </table:table-cell>
          <table:table-cell table:style-name="ce1" office:value-type="float" office:value="13002250" calcext:value-type="float">
            <text:p>13002250</text:p>
          </table:table-cell>
          <table:table-cell table:number-columns-repeated="57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20228" calcext:value-type="float">
            <text:p>420228</text:p>
          </table:table-cell>
          <table:table-cell table:style-name="ce1" office:value-type="float" office:value="414696" calcext:value-type="float">
            <text:p>414696</text:p>
          </table:table-cell>
          <table:table-cell table:style-name="ce1" office:value-type="float" office:value="7015291" calcext:value-type="float">
            <text:p>7015291</text:p>
          </table:table-cell>
          <table:table-cell table:style-name="ce1" office:value-type="float" office:value="5135279" calcext:value-type="float">
            <text:p>5135279</text:p>
          </table:table-cell>
          <table:table-cell table:style-name="ce1" office:value-type="float" office:value="22927125" calcext:value-type="float">
            <text:p>22927125</text:p>
          </table:table-cell>
          <table:table-cell table:style-name="ce1" office:value-type="float" office:value="16483700" calcext:value-type="float">
            <text:p>16483700</text:p>
          </table:table-cell>
          <table:table-cell table:number-columns-repeated="5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2:09:24.036828983</meta:creation-date>
    <dc:date>2022-10-18T12:10:59.330263597</dc:date>
    <meta:editing-duration>PT1M36S</meta:editing-duration>
    <meta:editing-cycles>1</meta:editing-cycles>
    <meta:document-statistic meta:table-count="1" meta:cell-count="77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7cm" xlink:href=".." xlink:type="simple" chart:class="chart:line" chart:style-name="ch1">
        <chart:legend chart:legend-position="end" svg:x="10.908cm" svg:y="3.95cm" style:legend-expansion="high" chart:style-name="ch2"/>
        <chart:plot-area chart:style-name="ch3" table:cell-range-address="'Hoja de datos'.A1:'Hoja de datos'.C11" chart:data-source-has-labels="both" svg:x="0.319cm" svg:y="0.179cm" svg:width="10.27cm" svg:height="8.639cm">
          <chartooo:coordinate-region svg:x="1.681cm" svg:y="0.179cm" svg:width="8.768cm" svg:height="7.124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B2:'Hoja de datos'.B11" chart:label-cell-address="'Hoja de datos'.B1:'Hoja de datos'.B1" chart:class="chart:line">
            <chart:data-point chart:repeated="10"/>
          </chart:series>
          <chart:series chart:style-name="ch7" chart:values-cell-range-address="'Hoja de datos'.C2:'Hoja de datos'.C11" chart:label-cell-address="'Hoja de datos'.C1:'Hoja de datos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Normales</text:p>
                <draw:g>
                  <svg:desc>'Hoja de datos'.B1:'Hoja de datos'.B1</svg:desc>
                </draw:g>
              </table:table-cell>
              <table:table-cell office:value-type="string">
                <text:p>AsignacionesModificado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37860">
                <text:p>37860</text:p>
                <draw:g>
                  <svg:desc>'Hoja de datos'.B2:'Hoja de datos'.B11</svg:desc>
                </draw:g>
              </table:table-cell>
              <table:table-cell office:value-type="float" office:value="36701">
                <text:p>36701</text:p>
                <draw:g>
                  <svg:desc>'Hoja de datos'.C2:'Hoja de datos'.C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8182">
                <text:p>78182</text:p>
              </table:table-cell>
              <table:table-cell office:value-type="float" office:value="76275">
                <text:p>762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9568">
                <text:p>119568</text:p>
              </table:table-cell>
              <table:table-cell office:value-type="float" office:value="117052">
                <text:p>11705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1454">
                <text:p>161454</text:p>
              </table:table-cell>
              <table:table-cell office:value-type="float" office:value="157137">
                <text:p>15713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3928">
                <text:p>203928</text:p>
              </table:table-cell>
              <table:table-cell office:value-type="float" office:value="199815">
                <text:p>19981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6384">
                <text:p>246384</text:p>
              </table:table-cell>
              <table:table-cell office:value-type="float" office:value="239017">
                <text:p>23901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89651">
                <text:p>289651</text:p>
              </table:table-cell>
              <table:table-cell office:value-type="float" office:value="280570">
                <text:p>28057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33212">
                <text:p>333212</text:p>
              </table:table-cell>
              <table:table-cell office:value-type="float" office:value="325403">
                <text:p>32540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76682">
                <text:p>376682</text:p>
              </table:table-cell>
              <table:table-cell office:value-type="float" office:value="372028">
                <text:p>3720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20228">
                <text:p>420228</text:p>
              </table:table-cell>
              <table:table-cell office:value-type="float" office:value="414696">
                <text:p>414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legend chart:legend-position="end" svg:x="10.59cm" svg:y="3.95cm" style:legend-expansion="high" chart:style-name="ch2"/>
        <chart:plot-area chart:style-name="ch3" table:cell-range-address="'Hoja de datos'.A1:'Hoja de datos'.A11 'Hoja de datos'.D1:'Hoja de datos'.E11" chart:data-source-has-labels="both" svg:x="0.319cm" svg:y="0.179cm" svg:width="9.952cm" svg:height="8.639cm">
          <chartooo:coordinate-region svg:x="1.866cm" svg:y="0.179cm" svg:width="8.265cm" svg:height="7.124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D2:'Hoja de datos'.D11" chart:label-cell-address="'Hoja de datos'.D1:'Hoja de datos'.D1" chart:class="chart:line">
            <chart:data-point chart:repeated="10"/>
          </chart:series>
          <chart:series chart:style-name="ch7" chart:values-cell-range-address="'Hoja de datos'.E2:'Hoja de datos'.E11" chart:label-cell-address="'Hoja de datos'.E1:'Hoja de datos'.E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Normales</text:p>
                <draw:g>
                  <svg:desc>'Hoja de datos'.D1:'Hoja de datos'.D1</svg:desc>
                </draw:g>
              </table:table-cell>
              <table:table-cell office:value-type="string">
                <text:p>ComparacionesModificado</text:p>
                <draw:g>
                  <svg:desc>'Hoja de datos'.E1:'Hoja de datos'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576436">
                <text:p>576436</text:p>
                <draw:g>
                  <svg:desc>'Hoja de datos'.D2:'Hoja de datos'.D11</svg:desc>
                </draw:g>
              </table:table-cell>
              <table:table-cell office:value-type="float" office:value="398023">
                <text:p>398023</text:p>
                <draw:g>
                  <svg:desc>'Hoja de datos'.E2:'Hoja de datos'.E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27833">
                <text:p>1227833</text:p>
              </table:table-cell>
              <table:table-cell office:value-type="float" office:value="851217">
                <text:p>85121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892021">
                <text:p>1892021</text:p>
              </table:table-cell>
              <table:table-cell office:value-type="float" office:value="1341919">
                <text:p>134191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665859">
                <text:p>2665859</text:p>
              </table:table-cell>
              <table:table-cell office:value-type="float" office:value="1882259">
                <text:p>188225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379623">
                <text:p>3379623</text:p>
              </table:table-cell>
              <table:table-cell office:value-type="float" office:value="2419419">
                <text:p>241941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186372">
                <text:p>4186372</text:p>
              </table:table-cell>
              <table:table-cell office:value-type="float" office:value="2914645">
                <text:p>29146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905277">
                <text:p>4905277</text:p>
              </table:table-cell>
              <table:table-cell office:value-type="float" office:value="3628186">
                <text:p>362818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737186">
                <text:p>5737186</text:p>
              </table:table-cell>
              <table:table-cell office:value-type="float" office:value="4068143">
                <text:p>406814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349094">
                <text:p>6349094</text:p>
              </table:table-cell>
              <table:table-cell office:value-type="float" office:value="4403310">
                <text:p>440331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015291">
                <text:p>7015291</text:p>
              </table:table-cell>
              <table:table-cell office:value-type="float" office:value="5135279">
                <text:p>5135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legend chart:legend-position="end" svg:x="11.833cm" svg:y="3.95cm" style:legend-expansion="high" chart:style-name="ch2"/>
        <chart:plot-area chart:style-name="ch3" table:cell-range-address="'Hoja de datos'.A1:'Hoja de datos'.A11 'Hoja de datos'.F1:'Hoja de datos'.G11" chart:data-source-has-labels="both" svg:x="0.319cm" svg:y="0.179cm" svg:width="11.195cm" svg:height="8.639cm">
          <chartooo:coordinate-region svg:x="2.052cm" svg:y="0.378cm" svg:width="8.906cm" svg:height="7.793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F2:'Hoja de datos'.F11" chart:label-cell-address="'Hoja de datos'.F1:'Hoja de datos'.F1" chart:class="chart:line">
            <chart:data-point chart:repeated="10"/>
          </chart:series>
          <chart:series chart:style-name="ch7" chart:values-cell-range-address="'Hoja de datos'.G2:'Hoja de datos'.G11" chart:label-cell-address="'Hoja de datos'.G1:'Hoja de datos'.G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Normal</text:p>
                <draw:g>
                  <svg:desc>'Hoja de datos'.F1:'Hoja de datos'.F1</svg:desc>
                </draw:g>
              </table:table-cell>
              <table:table-cell office:value-type="string">
                <text:p>TiempoModificado</text:p>
                <draw:g>
                  <svg:desc>'Hoja de datos'.G1:'Hoja de datos'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8181750">
                <text:p>8181750</text:p>
                <draw:g>
                  <svg:desc>'Hoja de datos'.F2:'Hoja de datos'.F11</svg:desc>
                </draw:g>
              </table:table-cell>
              <table:table-cell office:value-type="float" office:value="4448000">
                <text:p>4448000</text:p>
                <draw:g>
                  <svg:desc>'Hoja de datos'.G2:'Hoja de datos'.G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772000">
                <text:p>3772000</text:p>
              </table:table-cell>
              <table:table-cell office:value-type="float" office:value="2741900">
                <text:p>27419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817375">
                <text:p>5817375</text:p>
              </table:table-cell>
              <table:table-cell office:value-type="float" office:value="4145225">
                <text:p>414522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927425">
                <text:p>7927425</text:p>
              </table:table-cell>
              <table:table-cell office:value-type="float" office:value="5598775">
                <text:p>559877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027000">
                <text:p>10027000</text:p>
              </table:table-cell>
              <table:table-cell office:value-type="float" office:value="7189425">
                <text:p>718942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253475">
                <text:p>12253475</text:p>
              </table:table-cell>
              <table:table-cell office:value-type="float" office:value="8845325">
                <text:p>884532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4568500">
                <text:p>14568500</text:p>
              </table:table-cell>
              <table:table-cell office:value-type="float" office:value="10532875">
                <text:p>1053287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171875">
                <text:p>17171875</text:p>
              </table:table-cell>
              <table:table-cell office:value-type="float" office:value="12335275">
                <text:p>1233527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8940900">
                <text:p>18940900</text:p>
              </table:table-cell>
              <table:table-cell office:value-type="float" office:value="13002250">
                <text:p>1300225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927125">
                <text:p>22927125</text:p>
              </table:table-cell>
              <table:table-cell office:value-type="float" office:value="16483700">
                <text:p>164837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